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top" draw:auto-grow-height="false" fo:min-height="7.75cm" fo:min-width="7cm"/>
      <style:paragraph-properties style:writing-mode="lr-tb"/>
    </style:style>
    <style:style style:name="gr2" style:family="graphic" style:parent-style-name="standard">
      <style:graphic-properties draw:textarea-horizontal-align="justify" draw:textarea-vertical-align="middle" draw:auto-grow-height="false" fo:min-height="2.389cm" fo:min-width="3.5cm"/>
    </style:style>
    <style:style style:name="gr3" style:family="graphic" style:parent-style-name="standard">
      <style:graphic-properties svg:stroke-color="#000000" draw:fill="solid" draw:fill-color="#000000" draw:textarea-horizontal-align="justify" draw:textarea-vertical-align="middle" draw:auto-grow-height="false" fo:min-height="0.5cm" fo:min-width="2.30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svg:stroke-color="#000000" draw:fill="solid" draw:fill-color="#ffdbb6" draw:textarea-horizontal-align="justify" draw:textarea-vertical-align="middle" draw:auto-grow-height="false" fo:min-height="1.518cm" fo:min-width="1.268cm"/>
    </style:style>
    <style:style style:name="gr6" style:family="graphic" style:parent-style-name="standard">
      <style:graphic-properties svg:stroke-color="#000000" draw:fill="solid" draw:fill-color="#000000" draw:textarea-horizontal-align="justify" draw:textarea-vertical-align="middle" draw:auto-grow-height="false" fo:min-height="0.5cm" fo:min-width="1.102cm"/>
      <style:paragraph-properties style:writing-mode="lr-tb"/>
    </style:style>
    <style:style style:name="gr7" style:family="graphic" style:parent-style-name="standard">
      <style:graphic-properties svg:stroke-color="#81d41a" draw:fill="solid" draw:fill-color="#81d41a" draw:textarea-horizontal-align="justify" draw:textarea-vertical-align="middle" draw:auto-grow-height="false" fo:min-height="1.104cm" fo:min-width="4.854cm"/>
      <style:paragraph-properties style:writing-mode="lr-tb"/>
    </style:style>
    <style:style style:name="gr8" style:family="graphic" style:parent-style-name="standard">
      <style:graphic-properties svg:stroke-color="#81d41a" draw:fill="solid" draw:fill-color="#81d41a" draw:textarea-horizontal-align="justify" draw:textarea-vertical-align="middle" draw:auto-grow-height="false" fo:min-height="1.104cm" fo:min-width="1.854cm"/>
      <style:paragraph-properties style:writing-mode="lr-tb"/>
    </style:style>
    <style:style style:name="gr9" style:family="graphic">
      <style:graphic-properties style:protect="size"/>
    </style:style>
    <style:style style:name="gr10"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11"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12"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13"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14"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15"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16" style:family="graphic" style:parent-style-name="standard">
      <style:graphic-properties svg:stroke-color="#000000" draw:fill="solid" draw:fill-color="#000000" draw:textarea-horizontal-align="justify" draw:textarea-vertical-align="middle" draw:auto-grow-height="false" fo:min-height="1.5cm" fo:min-width="0.25cm"/>
    </style:style>
    <style:style style:name="gr17" style:family="graphic" style:parent-style-name="standard">
      <style:graphic-properties svg:stroke-color="#ff8000" draw:fill="solid" draw:fill-color="#ff8000" draw:textarea-horizontal-align="justify" draw:textarea-vertical-align="middle" draw:auto-grow-height="false" fo:min-height="1.75cm" fo:min-width="5.5cm"/>
      <style:paragraph-properties style:writing-mode="lr-tb"/>
    </style:style>
    <style:style style:name="gr18"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19" style:family="graphic" style:parent-style-name="standard">
      <style:graphic-properties svg:stroke-color="#000000" draw:fill="solid" draw:fill-color="#000000" draw:textarea-horizontal-align="justify" draw:textarea-vertical-align="middle" draw:auto-grow-height="false" fo:min-height="0.5cm" fo:min-width="3.438cm"/>
      <style:paragraph-properties style:writing-mode="lr-tb"/>
    </style:style>
    <style:style style:name="gr20"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21" style:family="graphic" style:parent-style-name="standard">
      <style:graphic-properties svg:stroke-color="#ff8000" draw:fill="solid" draw:fill-color="#ff8000" draw:textarea-horizontal-align="justify" draw:textarea-vertical-align="middle" draw:auto-grow-height="false" fo:min-height="1.75cm" fo:min-width="7.5cm"/>
      <style:paragraph-properties style:writing-mode="lr-tb"/>
    </style:style>
    <style:style style:name="gr22" style:family="graphic" style:parent-style-name="standard" style:list-style-name="L1">
      <style:graphic-properties svg:stroke-color="#ff0000" draw:fill="solid" draw:fill-color="#ff0000" draw:textarea-horizontal-align="justify" draw:textarea-vertical-align="middle" draw:auto-grow-height="false" fo:min-height="1.567cm" fo:min-width="2.542cm"/>
      <style:paragraph-properties style:writing-mode="lr-tb"/>
    </style:style>
    <style:style style:name="gr23" style:family="graphic" style:parent-style-name="standard">
      <style:graphic-properties svg:stroke-color="#000000" draw:fill="solid" draw:fill-color="#000000" draw:textarea-horizontal-align="justify" draw:textarea-vertical-align="middle" draw:auto-grow-height="false" fo:min-height="0.5cm" fo:min-width="3.438cm"/>
    </style:style>
    <style:style style:name="gr24" style:family="graphic" style:parent-style-name="standard">
      <style:graphic-properties svg:stroke-color="#ff8000" draw:fill="solid" draw:fill-color="#ff8000" draw:textarea-horizontal-align="justify" draw:textarea-vertical-align="middle" draw:auto-grow-height="false" fo:min-height="1.75cm" fo:min-width="9cm"/>
      <style:paragraph-properties style:writing-mode="lr-tb"/>
    </style:style>
    <style:style style:name="pr1" style:family="presentation" style:parent-style-name="標準-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solid" draw:fill-color="#ffdbb6"/>
      <style:paragraph-properties fo:text-align="center"/>
    </style:style>
    <style:style style:name="P5" style:family="paragraph">
      <loext:graphic-properties draw:fill="solid" draw:fill-color="#81d41a"/>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solid" draw:fill-color="#ff0000"/>
      <style:paragraph-properties fo:margin-left="0cm" fo:margin-right="0cm" fo:margin-top="0cm" fo:margin-bottom="0cm" fo:line-height="100%" fo:text-align="center" fo:text-indent="0cm"/>
    </style:style>
    <style:style style:name="P9" style:family="paragraph">
      <loext:graphic-properties draw:fill="solid" draw:fill-color="#ff8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1" draw:layer="layout" svg:width="7.5cm" svg:height="8cm" svg:x="5cm" svg:y="2.5cm">
          <text:p text:style-name="P1">webサーバ</text:p>
          <draw:enhanced-geometry svg:viewBox="0 0 21600 21600" draw:type="rectangle" draw:enhanced-path="M 0 0 L 21600 0 21600 21600 0 21600 0 0 Z N"/>
        </draw:custom-shape>
        <draw:custom-shape draw:style-name="gr1" draw:text-style-name="P1" draw:layer="layout" svg:width="7.5cm" svg:height="8cm" svg:x="14cm" svg:y="2.5cm">
          <text:p text:style-name="P1">APサーバ</text:p>
          <draw:enhanced-geometry svg:viewBox="0 0 21600 21600" draw:type="rectangle" draw:enhanced-path="M 0 0 L 21600 0 21600 21600 0 21600 0 0 Z N"/>
        </draw:custom-shape>
        <draw:custom-shape draw:style-name="gr2" draw:text-style-name="P1" draw:layer="layout" svg:width="4cm" svg:height="5cm" svg:x="23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draw:layer="layout" svg:width="3.5cm" svg:height="1.5cm" svg:x="20.5cm" svg:y="6cm">
          <text:p text:style-name="P1">SQL</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3.5cm" svg:height="1.5cm" svg:x="11.5cm" svg:y="6cm">
          <text:p text:style-name="P1">JS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3" draw:layer="layout" svg:width="5cm" svg:height="0.967cm" svg:x="22.5cm" svg:y="2.533cm">
          <draw:text-box>
            <text:p text:style-name="P1">DBサーバ</text:p>
          </draw:text-box>
        </draw:frame>
        <draw:custom-shape draw:style-name="gr5" draw:text-style-name="P4" draw:layer="layout" svg:width="2.5cm" svg:height="2.5cm" svg:x="1cm" svg:y="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2" draw:layer="layout" svg:width="2cm" svg:height="1.5cm" svg:x="3.5cm" svg:y="6cm">
          <text:p text:style-name="P1">HTML</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3" draw:layer="layout" svg:width="5cm" svg:height="0.95cm" svg:x="0cm" svg:y="2.533cm">
          <draw:text-box>
            <text:p text:style-name="P1">クライアント</text:p>
          </draw:text-box>
        </draw:frame>
        <draw:custom-shape draw:style-name="gr7" draw:text-style-name="P5" draw:layer="layout" svg:width="5.5cm" svg:height="1.5cm" svg:x="6cm" svg:y="4cm">
          <text:p text:style-name="P1">D3.j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15cm" svg:y="4cm">
          <text:p text:style-name="P1">PH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5cm" svg:height="1.5cm" svg:x="24cm" svg:y="7cm">
          <text:p text:style-name="P1">SQLi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6cm" svg:y="6cm">
          <text:p text:style-name="P1">jQue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15cm" svg:y="6cm">
          <text:p text:style-name="P1">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custom-shape draw:style-name="gr1" draw:text-style-name="P1" draw:layer="layout" svg:width="7.5cm" svg:height="8cm" svg:x="5cm" svg:y="2.5cm">
          <text:p text:style-name="P1">webサーバ</text:p>
          <draw:enhanced-geometry svg:viewBox="0 0 21600 21600" draw:type="rectangle" draw:enhanced-path="M 0 0 L 21600 0 21600 21600 0 21600 0 0 Z N"/>
        </draw:custom-shape>
        <draw:custom-shape draw:style-name="gr1" draw:text-style-name="P1" draw:layer="layout" svg:width="7.5cm" svg:height="8cm" svg:x="14cm" svg:y="2.5cm">
          <text:p text:style-name="P1">APサーバ</text:p>
          <draw:enhanced-geometry svg:viewBox="0 0 21600 21600" draw:type="rectangle" draw:enhanced-path="M 0 0 L 21600 0 21600 21600 0 21600 0 0 Z N"/>
        </draw:custom-shape>
        <draw:custom-shape draw:style-name="gr2" draw:text-style-name="P1" draw:layer="layout" svg:width="4cm" svg:height="5cm" svg:x="23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draw:layer="layout" svg:width="3.5cm" svg:height="1.5cm" svg:x="20.5cm" svg:y="6cm">
          <text:p text:style-name="P1">SQL</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3.5cm" svg:height="1.5cm" svg:x="11.5cm" svg:y="6cm">
          <text:p text:style-name="P1">JS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3" draw:layer="layout" svg:width="5cm" svg:height="0.967cm" svg:x="22.5cm" svg:y="2.533cm">
          <draw:text-box>
            <text:p text:style-name="P1">DBサーバ</text:p>
          </draw:text-box>
        </draw:frame>
        <draw:custom-shape draw:style-name="gr5" draw:text-style-name="P4" draw:layer="layout" svg:width="2.5cm" svg:height="2.5cm" svg:x="1cm" svg:y="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2" draw:layer="layout" svg:width="2cm" svg:height="1.5cm" svg:x="3.5cm" svg:y="6cm">
          <text:p text:style-name="P1">HTML</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3" draw:layer="layout" svg:width="5cm" svg:height="0.95cm" svg:x="0cm" svg:y="2.533cm">
          <draw:text-box>
            <text:p text:style-name="P1">クライアント</text:p>
          </draw:text-box>
        </draw:frame>
        <draw:custom-shape draw:style-name="gr7" draw:text-style-name="P5" draw:layer="layout" svg:width="5.5cm" svg:height="1.5cm" svg:x="6cm" svg:y="4cm">
          <text:p text:style-name="P1">D3.j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15cm" svg:y="4cm">
          <text:p text:style-name="P1">PH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5cm" svg:height="1.5cm" svg:x="24cm" svg:y="7cm">
          <text:p text:style-name="P1">SQLi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6cm" svg:y="6cm">
          <text:p text:style-name="P1">jQue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15cm" svg:y="6cm">
          <text:p text:style-name="P1">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7.5cm" svg:height="4.5cm" svg:x="1cm" svg:y="7cm">
          <text:p text:style-name="P7">クロスサイト</text:p>
          <text:p text:style-name="P7">スクリプティング</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8" draw:layer="layout" svg:width="7.5cm" svg:height="4.5cm" svg:x="18.5cm" svg:y="7.5cm">
          <text:p text:style-name="P7">SQL</text:p>
          <text:p text:style-name="P7">インジェクション</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8" draw:layer="layout" svg:width="7.5cm" svg:height="4.5cm" svg:x="9.5cm" svg:y="7cm">
          <text:p text:style-name="P7">不正アクセス</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1">
          <draw:page-thumbnail draw:style-name="gr9"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draw:custom-shape draw:style-name="gr1" draw:text-style-name="P1" draw:layer="layout" svg:width="7.5cm" svg:height="8cm" svg:x="5cm" svg:y="2.5cm">
          <text:p text:style-name="P1">webサーバ</text:p>
          <draw:enhanced-geometry svg:viewBox="0 0 21600 21600" draw:type="rectangle" draw:enhanced-path="M 0 0 L 21600 0 21600 21600 0 21600 0 0 Z N"/>
        </draw:custom-shape>
        <draw:custom-shape draw:style-name="gr1" draw:text-style-name="P1" draw:layer="layout" svg:width="7.5cm" svg:height="8cm" svg:x="14cm" svg:y="2.5cm">
          <text:p text:style-name="P1">APサーバ</text:p>
          <draw:enhanced-geometry svg:viewBox="0 0 21600 21600" draw:type="rectangle" draw:enhanced-path="M 0 0 L 21600 0 21600 21600 0 21600 0 0 Z N"/>
        </draw:custom-shape>
        <draw:custom-shape draw:style-name="gr2" draw:text-style-name="P1" draw:layer="layout" svg:width="4cm" svg:height="5cm" svg:x="23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draw:layer="layout" svg:width="3.5cm" svg:height="1.5cm" svg:x="20.5cm" svg:y="6cm">
          <text:p text:style-name="P1">SQL</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3.5cm" svg:height="1.5cm" svg:x="11.5cm" svg:y="6cm">
          <text:p text:style-name="P1">JS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3" draw:layer="layout" svg:width="5cm" svg:height="0.967cm" svg:x="22.5cm" svg:y="2.533cm">
          <draw:text-box>
            <text:p text:style-name="P1">DBサーバ</text:p>
          </draw:text-box>
        </draw:frame>
        <draw:custom-shape draw:style-name="gr5" draw:text-style-name="P4" draw:layer="layout" svg:width="2.5cm" svg:height="2.5cm" svg:x="1cm" svg:y="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2" draw:layer="layout" svg:width="2cm" svg:height="1.5cm" svg:x="3.5cm" svg:y="6cm">
          <text:p text:style-name="P1">HTML</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3" draw:layer="layout" svg:width="5cm" svg:height="0.95cm" svg:x="0cm" svg:y="2.533cm">
          <draw:text-box>
            <text:p text:style-name="P1">クライアント</text:p>
          </draw:text-box>
        </draw:frame>
        <draw:custom-shape draw:style-name="gr7" draw:text-style-name="P5" draw:layer="layout" svg:width="5.5cm" svg:height="1.5cm" svg:x="6cm" svg:y="4cm">
          <text:p text:style-name="P1">D3.j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15cm" svg:y="4cm">
          <text:p text:style-name="P1">PH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5cm" svg:height="1.5cm" svg:x="24cm" svg:y="7cm">
          <text:p text:style-name="P1">SQLi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6cm" svg:y="6cm">
          <text:p text:style-name="P1">jQue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5.5cm" svg:height="1.5cm" svg:x="15cm" svg:y="6cm">
          <text:p text:style-name="P1">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7.5cm" svg:height="4.5cm" svg:x="1cm" svg:y="7cm">
          <text:p text:style-name="P7">クロスサイト</text:p>
          <text:p text:style-name="P7">スクリプティング</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8" draw:layer="layout" svg:width="7.5cm" svg:height="4.5cm" svg:x="18.5cm" svg:y="7.5cm">
          <text:p text:style-name="P7">SQL</text:p>
          <text:p text:style-name="P7">インジェクション</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8" draw:layer="layout" svg:width="7.5cm" svg:height="4.5cm" svg:x="9.5cm" svg:y="7cm">
          <text:p text:style-name="P7">不正アクセス</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2" draw:layer="layout" svg:width="1.5cm" svg:height="2cm" svg:x="3.5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 draw:layer="layout" svg:width="1.5cm" svg:height="2cm" svg:x="12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 draw:layer="layout" svg:width="1.5cm" svg:height="2cm" svg:x="21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9" draw:layer="layout" svg:width="6cm" svg:height="2cm" svg:x="1cm" svg:y="12cm">
          <text:p text:style-name="P1">サニタイジング処理</text:p>
          <draw:enhanced-geometry svg:viewBox="0 0 21600 21600" draw:glue-points="10800 0 0 10800 10800 21600 21600 10800" draw:type="flowchart-process" draw:enhanced-path="M 0 0 L 21600 0 21600 21600 0 21600 0 0 Z N"/>
        </draw:custom-shape>
        <draw:custom-shape draw:style-name="gr17" draw:text-style-name="P9" draw:layer="layout" svg:width="6cm" svg:height="2cm" svg:x="9.5cm" svg:y="12cm">
          <text:p text:style-name="P1">ログイン</text:p>
          <text:p text:style-name="P1">セッション期限追加</text:p>
          <draw:enhanced-geometry svg:viewBox="0 0 21600 21600" draw:glue-points="10800 0 0 10800 10800 21600 21600 10800" draw:type="flowchart-process" draw:enhanced-path="M 0 0 L 21600 0 21600 21600 0 21600 0 0 Z N"/>
        </draw:custom-shape>
        <draw:custom-shape draw:style-name="gr17" draw:text-style-name="P9" draw:layer="layout" svg:width="6cm" svg:height="2cm" svg:x="19cm" svg:y="12.5cm">
          <text:p text:style-name="P1">プレースホルダ</text:p>
          <text:p text:style-name="P1">によるSQL実行</text:p>
          <draw:enhanced-geometry svg:viewBox="0 0 21600 21600" draw:glue-points="10800 0 0 10800 10800 21600 21600 10800" draw:type="flowchart-process" draw:enhanced-path="M 0 0 L 21600 0 21600 21600 0 21600 0 0 Z N"/>
        </draw:custom-shape>
        <presentation:notes draw:style-name="dp1">
          <draw:page-thumbnail draw:style-name="gr9"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custom-shape draw:style-name="gr2" draw:text-style-name="P1" draw:layer="layout" svg:width="4cm" svg:height="5cm" svg:x="14.5cm" svg:y="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 draw:text-style-name="P3" draw:layer="layout" svg:width="5cm" svg:height="0.967cm" svg:x="14cm" svg:y="1.533cm">
          <draw:text-box>
            <text:p text:style-name="P1">DBサーバ</text:p>
          </draw:text-box>
        </draw:frame>
        <draw:custom-shape draw:style-name="gr5" draw:text-style-name="P4" draw:layer="layout" svg:width="2.5cm" svg:height="2.5cm" svg:x="6.5cm" svg:y="4.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3" draw:layer="layout" svg:width="5cm" svg:height="0.95cm" svg:x="5cm" svg:y="2cm">
          <draw:text-box>
            <text:p text:style-name="P1">クライアント</text:p>
          </draw:text-box>
        </draw:frame>
        <draw:custom-shape draw:style-name="gr8" draw:text-style-name="P5" draw:layer="layout" svg:width="2.5cm" svg:height="1.5cm" svg:x="15.5cm" svg:y="5.5cm">
          <text:p text:style-name="P1">SQLi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7.5cm" svg:height="4.5cm" svg:x="8.5cm" svg:y="6cm">
          <text:p text:style-name="P7">ブルートフォース</text:p>
          <text:p text:style-name="P7">アタック</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2" draw:layer="layout" svg:width="4.5cm" svg:height="1.5cm" svg:x="9.5cm" svg:y="5cm">
          <text:p text:style-name="P1">総当たり</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draw:page-thumbnail draw:style-name="gr9"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custom-shape draw:style-name="gr2" draw:text-style-name="P1" draw:layer="layout" svg:width="4cm" svg:height="5cm" svg:x="14.5cm" svg:y="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 draw:text-style-name="P3" draw:layer="layout" svg:width="5cm" svg:height="0.967cm" svg:x="14cm" svg:y="1.533cm">
          <draw:text-box>
            <text:p text:style-name="P1">DBサーバ</text:p>
          </draw:text-box>
        </draw:frame>
        <draw:custom-shape draw:style-name="gr5" draw:text-style-name="P4" draw:layer="layout" svg:width="2.5cm" svg:height="2.5cm" svg:x="6.5cm" svg:y="4.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3" draw:layer="layout" svg:width="5cm" svg:height="0.95cm" svg:x="5cm" svg:y="2cm">
          <draw:text-box>
            <text:p text:style-name="P1">クライアント</text:p>
          </draw:text-box>
        </draw:frame>
        <draw:custom-shape draw:style-name="gr8" draw:text-style-name="P5" draw:layer="layout" svg:width="2.5cm" svg:height="1.5cm" svg:x="15.5cm" svg:y="5.5cm">
          <text:p text:style-name="P1">SQLi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7.5cm" svg:height="4.5cm" svg:x="8.5cm" svg:y="6cm">
          <text:p text:style-name="P7">ブルートフォース</text:p>
          <text:p text:style-name="P7">アタック</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2" draw:layer="layout" svg:width="4.5cm" svg:height="1.5cm" svg:x="9.5cm" svg:y="5cm">
          <text:p text:style-name="P7">総当たり</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 draw:layer="layout" svg:width="1.5cm" svg:height="2cm" svg:x="11cm" svg:y="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9" draw:layer="layout" svg:width="8cm" svg:height="2cm" svg:x="7.5cm" svg:y="11.5cm">
          <text:p text:style-name="P1">DB内パスワード</text:p>
          <text:p text:style-name="P1">ハッシュ化＆半角英数込み</text:p>
          <draw:enhanced-geometry svg:viewBox="0 0 21600 21600" draw:glue-points="10800 0 0 10800 10800 21600 21600 10800" draw:type="flowchart-process" draw:enhanced-path="M 0 0 L 21600 0 21600 21600 0 21600 0 0 Z N"/>
        </draw:custom-shape>
        <presentation:notes draw:style-name="dp1">
          <draw:page-thumbnail draw:style-name="gr9"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custom-shape draw:style-name="gr22" draw:text-style-name="P8" draw:layer="layout" svg:width="7.5cm" svg:height="4.5cm" svg:x="1.5cm" svg:y="1.5cm">
          <text:p text:style-name="P7">DOS攻撃</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3" draw:text-style-name="P2" draw:layer="layout" svg:width="4.5cm" svg:height="1.5cm" svg:x="7.5cm" svg:y="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9" draw:layer="layout" svg:width="9.5cm" svg:height="2cm" svg:x="12.5cm" svg:y="3cm">
          <text:p text:style-name="P1">対策なし</text:p>
          <text:p text:style-name="P1">※利用規約にF5 連打禁止を追加</text:p>
          <draw:enhanced-geometry svg:viewBox="0 0 21600 21600" draw:glue-points="10800 0 0 10800 10800 21600 21600 10800" draw:type="flowchart-process" draw:enhanced-path="M 0 0 L 21600 0 21600 21600 0 21600 0 0 Z N"/>
        </draw:custom-shape>
        <presentation:notes draw:style-name="dp1">
          <draw:page-thumbnail draw:style-name="gr9"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番号&gt;</text:page-number></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4-22T23:20:21.115000000</meta:creation-date>
    <dc:date>2021-04-23T00:02:01.856000000</dc:date>
    <meta:editing-duration>PT20S</meta:editing-duration>
    <meta:editing-cycles>1</meta:editing-cycles>
    <meta:document-statistic meta:object-count="106"/>
    <meta:generator>LibreOffice/7.0.0.3$Windows_X86_64 LibreOffice_project/8061b3e9204bef6b321a21033174034a5e2ea88e</meta:generator>
  </office:meta>
</office:document-meta>
</file>